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OLINA IZAGA, SEGUNDO ARISTIDE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17622886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OLINA IZAGA, SEGUNDO ARISTIDE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762288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2 - Trans. Aer. Caja con Ave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AV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3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17:11:5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